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8cm"/>
    </style:style>
    <style:style style:name="co2" style:family="table-column">
      <style:table-column-properties fo:break-before="auto" style:column-width="8.243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88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10.714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5001" number:language="ru" number:country="RU">
      <number:number number:decimal-places="0" number:min-integer-digits="1"/>
    </number:number-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5100" number:language="ru" number:country="RU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Excel_20_Built-in_20_Normal" style:data-style-name="N5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4" style:family="table-cell" style:parent-style-name="Excel_20_Built-in_20_Normal" style:data-style-name="N5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6" style:family="table-cell" style:parent-style-name="Excel_20_Built-in_20_Normal" style:data-style-name="N5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27" style:family="table-cell" style:parent-style-name="Excel_20_Built-in_20_Normal" style:data-style-name="N503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51" table:default-cell-style-name="Excel_20_Built-in_20_Normal"/>
        <table:table-column table:style-name="co7" table:number-columns-repeated="768" table:default-cell-style-name="Excel_20_Built-in_20_Normal"/>
        <table:table-row table:style-name="ro1">
          <table:table-cell/>
          <table:table-cell table:style-name="ce5"/>
          <table:table-cell table:style-name="ce17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3">
          <table:table-cell/>
          <table:table-cell office:value-type="string">
            <text:p>ОДО "НЕОСТРАДА"</text:p>
          </table:table-cell>
          <table:table-cell table:number-columns-repeated="1022"/>
        </table:table-row>
        <table:table-row table:style-name="ro4">
          <table:table-cell/>
          <table:table-cell table:style-name="ce6" office:value-type="string" table:number-columns-spanned="4" table:number-rows-spanned="1">
            <text:p><text:s/>ГАРАНТИЙНЫЙ ТАЛОН <text:s/>ОТ <text:s/></text:p>
          </table:table-cell>
          <table:covered-table-cell table:style-name="ce18"/>
          <table:covered-table-cell table:style-name="ce24"/>
          <table:covered-table-cell table:style-name="ce18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table:number-columns-spanned="2" table:number-rows-spanned="1">
            <text:p>Товар</text:p>
          </table:table-cell>
          <table:covered-table-cell table:style-name="ce7"/>
          <table:table-cell table:style-name="ce25" office:value-type="string">
            <text:p>Серийный номер</text:p>
          </table:table-cell>
          <table:table-cell table:style-name="ce7" office:value-type="string">
            <text:p>Гарантия</text:p>
          </table:table-cell>
          <table:table-cell table:number-columns-repeated="1019"/>
        </table:table-row>
        <table:table-row table:style-name="ro3">
          <table:table-cell/>
          <table:table-cell table:style-name="ce8" table:number-columns-spanned="2" table:number-rows-spanned="1"/>
          <table:covered-table-cell table:style-name="ce19"/>
          <table:table-cell table:style-name="ce26"/>
          <table:table-cell table:style-name="ce28"/>
          <table:table-cell table:number-columns-repeated="1019"/>
        </table:table-row>
        <table:table-row table:style-name="ro5">
          <table:table-cell table:style-name="ce1" office:value-type="string" table:number-columns-spanned="5" table:number-rows-spanned="1">
            <text:p>Уважаемый Покупатель! </text:p>
            <text:p>Благодарим Вас за приобретение высококачественной компьютерной техники.</text:p>
          </table:table-cell>
          <table:covered-table-cell table:number-columns-repeated="4" table:style-name="ce9"/>
          <table:table-cell table:number-columns-repeated="1019"/>
        </table:table-row>
        <table:table-row table:style-name="ro6">
          <table:table-cell table:style-name="ce2" office:value-type="string" table:number-columns-spanned="5" table:number-rows-spanned="1">
            <text:p>Приобретенное <text:s/>оборудование состоит на гарантийном <text:s/>и послегарантийном обслуживании в сервисном центре по адресу:</text:p>
          </table:table-cell>
          <table:covered-table-cell table:number-columns-repeated="4" table:style-name="ce10"/>
          <table:table-cell table:number-columns-repeated="1019"/>
        </table:table-row>
        <table:table-row table:style-name="ro7">
          <table:table-cell/>
          <table:table-cell table:style-name="ce11" table:number-columns-spanned="4" table:number-rows-spanned="1"/>
          <table:covered-table-cell table:number-columns-repeated="3" table:style-name="ce20"/>
          <table:table-cell table:number-columns-repeated="1019"/>
        </table:table-row>
        <table:table-row table:style-name="ro8">
          <table:table-cell table:style-name="ce3" office:value-type="string">
            <text:p>г. Гродно, ул. Горького, 53 <text:s/>2 этаж, ТЦ МОКА, <text:s text:c="2"/>тел. 8-029-88888-53, 8-0152-966-999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9">
          <table:table-cell/>
          <table:table-cell table:style-name="ce12" office:value-type="string" table:number-columns-spanned="4" table:number-rows-spanned="1">
            <text:p>Гарантийные обязательства и правила эксплуатации:</text:p>
            <text:p/>
            <text:p>1. Срок гарантии исчисляется с момента заполнения талона </text:p>
            <text:p>2. В случае выхода оборудования из строя в течение гарантийного срока Поставщик обязуется отремонтировать или, на своё усмотрение, заменить дефективное оборудование.</text:p>
            <text:p>3. Гарантийное обслуживание производится в сервисном центре Поставщика, при предъявлении оригинала гарантийного талона.</text:p>
            <text:p>4. Доставку неисправного оборудования осуществляет Покупатель.</text:p>
            <text:p>5. Внимание! Использование в приводе CD/DVD/BR треснутых, глубоко царапанных дисков или дисков низкого качества может привести к разламыванию диска на высоких скоростях вращения и выходу из строя вышеуказанных приводов. В таком случае гарантия на привод аннулируется. <text:s/></text:p>
            <text:p>6. Гарантийные обязательства не распространяются на расходные материалы: картриджы принтеров, сменные батареи, печатающие головки и т.д., <text:s/>а также вентиляторы охлаждения, в случае их загрязнения.</text:p>
            <text:p>7. Товар не подлежит гарантийному ремонту при: отсутствии гарантийного талона, печати, даты продажи, при наличии физических, химических, термических повреждений, следов насекомых, посторонних предметов внутри корпуса; <text:s/>ремонте и тестировании <text:s/>указанных товаров посторонними лицами, эксплуатации оборудования без заземления; <text:s/>использовании неоригинальных расходных материалов; заражении компьютерным вирусом; некачественном или неправильном электропитании; повреждённых входных цепях.</text:p>
            <text:p>8. Жидкокристаличиские мониторы подлежат гарантийному ремонту либо замене, при наличии более двух неисправных пикселей синего, красного, зелёного, белого цветов; и более четырех - черного.</text:p>
            <text:p>9. Поставщик не несёт ответственности за неправильную работу программного обеспечения, применяемого покупателем, и <text:s/>за вред причинённый неправильной работой этого <text:s/>ПО. <text:s/>Програмное обеспечение поставляемое вместе с компьютером является демонстрационным, и подлежит переустановке покупателем . </text:p>
          </table:table-cell>
          <table:covered-table-cell table:number-columns-repeated="3" table:style-name="ce21"/>
          <table:table-cell table:number-columns-repeated="1019"/>
        </table:table-row>
        <table:table-row table:style-name="ro10">
          <table:table-cell/>
          <table:table-cell table:style-name="ce13" table:number-columns-spanned="4" table:number-rows-spanned="1"/>
          <table:covered-table-cell table:number-columns-repeated="3" table:style-name="ce22"/>
          <table:table-cell table:number-columns-repeated="1019"/>
        </table:table-row>
        <table:table-row table:style-name="ro10">
          <table:table-cell/>
          <table:table-cell table:style-name="ce14"/>
          <table:table-cell table:number-columns-repeated="1022"/>
        </table:table-row>
        <table:table-row table:style-name="ro10">
          <table:table-cell/>
          <table:table-cell table:style-name="ce15"/>
          <table:table-cell table:style-name="ce23"/>
          <table:table-cell table:style-name="ce27"/>
          <table:table-cell table:style-name="ce15" office:value-type="string">
            <text:p>М.П.</text:p>
          </table:table-cell>
          <table:table-cell table:number-columns-repeated="1019"/>
        </table:table-row>
        <table:table-row table:style-name="ro10">
          <table:table-cell/>
          <table:table-cell table:style-name="ce14"/>
          <table:table-cell table:number-columns-repeated="1022"/>
        </table:table-row>
        <table:table-row table:style-name="ro3">
          <table:table-cell/>
          <table:table-cell table:style-name="ce16" office:value-type="string">
            <text:p>Гарантийный талон без печати продавца не действителен. </text:p>
          </table:table-cell>
          <table:table-cell table:number-columns-repeated="1022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MB" table:base-cell-address="$Sheet1.$A$1" table:expression="#ссыл!1[$#ССЫЛ!.$B$27:.$B$34]"/>
        <table:named-expression table:name="memory" table:base-cell-address="$Sheet1.$A$1" table:expression="#ссыл!1[$#ССЫЛ!.$B$39:.$B$4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number-style style:name="N108">
      <number:number number:decimal-places="0" number:min-integer-digits="1"/>
      <number:text> мес.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.12.2011</text:date>, <text:time>13:53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2T13:53:48.75</dc:date>
    <meta:generator>OpenOffice.org/3.3$Win32 OpenOffice.org_project/330m20$Build-9567</meta:generator>
    <meta:editing-duration>PT12M40S</meta:editing-duration>
    <meta:editing-cycles>8</meta:editing-cycles>
    <meta:document-statistic meta:table-count="1" meta:cell-count="11" meta:object-count="0"/>
  </office:meta>
</office:document-meta>
</file>